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0421a" officeooo:paragraph-rsid="000c361e"/>
    </style:style>
    <style:style style:name="P2" style:family="paragraph" style:parent-style-name="Standard" style:list-style-name="L4">
      <style:text-properties officeooo:rsid="0000421a" officeooo:paragraph-rsid="000c361e"/>
    </style:style>
    <style:style style:name="P3" style:family="paragraph" style:parent-style-name="Standard" style:list-style-name="L5">
      <style:text-properties officeooo:rsid="0000421a" officeooo:paragraph-rsid="000c361e"/>
    </style:style>
    <style:style style:name="P4" style:family="paragraph" style:parent-style-name="Standard">
      <style:text-properties officeooo:rsid="0000421a" officeooo:paragraph-rsid="000c361e"/>
    </style:style>
    <style:style style:name="P5" style:family="paragraph" style:parent-style-name="Standard">
      <style:paragraph-properties fo:text-align="center" style:justify-single-word="false"/>
      <style:text-properties officeooo:rsid="0000421a" officeooo:paragraph-rsid="000c361e"/>
    </style:style>
    <style:style style:name="P6" style:family="paragraph" style:parent-style-name="Standard" style:list-style-name="L1">
      <style:text-properties officeooo:paragraph-rsid="000c361e"/>
    </style:style>
    <style:style style:name="P7" style:family="paragraph" style:parent-style-name="Standard" style:list-style-name="L5">
      <style:text-properties officeooo:rsid="00020b4b" officeooo:paragraph-rsid="000c361e"/>
    </style:style>
    <style:style style:name="P8" style:family="paragraph" style:parent-style-name="Standard">
      <style:paragraph-properties fo:text-align="center" style:justify-single-word="false"/>
      <style:text-properties fo:color="#c9211e" officeooo:rsid="000c361e" officeooo:paragraph-rsid="000c361e"/>
    </style:style>
    <style:style style:name="T1" style:family="text">
      <style:text-properties officeooo:rsid="0000421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Goal: make a peanut butter sandwich</text:p>
      <text:p text:style-name="P4"/>
      <text:p text:style-name="P4">Setup:</text:p>
      <text:list xml:id="list2283170054" text:style-name="L1">
        <text:list-item>
          <text:p text:style-name="P6"><text:span text:style-name="T1">bread in box 0</text:span></text:p>
        </text:list-item>
        <text:list-item>
          <text:p text:style-name="P1">knife in box 1</text:p>
        </text:list-item>
        <text:list-item>
          <text:p text:style-name="P1">peanut butter in box 2</text:p>
        </text:list-item>
      </text:list>
      <text:p text:style-name="P4"/>
      <text:p text:style-name="P4">Predefined Basic Commands:</text:p>
      <text:list xml:id="list2599865842" text:style-name="L4">
        <text:list-item>
          <text:p text:style-name="P2">Move item from box {0, 1, 2} to {right, left} hand</text:p>
        </text:list-item>
        <text:list-item>
          <text:p text:style-name="P2">Move item from {right, left} hand to box {0, 1, 2}</text:p>
        </text:list-item>
        <text:list-item>
          <text:p text:style-name="P2">Add item from left hand to the right hand</text:p>
        </text:list-item>
        <text:list-item>
          <text:p text:style-name="P2">Add item from right hand to the left hand</text:p>
        </text:list-item>
      </text:list>
      <text:p text:style-name="P4"/>
      <text:p text:style-name="P4"/>
      <text:p text:style-name="P4">Instructions:</text:p>
      <text:list xml:id="list1330383628" text:style-name="L5">
        <text:list-item>
          <text:p text:style-name="P3">Using only the commands above, write a sequential list of commands that will enable your neighbor to make a peanut butter sandwich.</text:p>
        </text:list-item>
        <text:list-item>
          <text:p text:style-name="P3">Once you are done with the list, pass it to your neighbor and have them perform the commands.</text:p>
        </text:list-item>
      </text:list>
      <text:p text:style-name="P4"/>
      <text:p text:style-name="P8">Move item from box 1 to right hand</text:p>
      <text:p text:style-name="P8">Move item from box 2 to left hand</text:p>
      <text:p text:style-name="P8">Add item from left hand to right hand</text:p>
      <text:p text:style-name="P8">Move item from left hand to box 2</text:p>
      <text:p text:style-name="P8">Move item from box 0 to left hand</text:p>
      <text:p text:style-name="P8">Add item from right hand to left hand</text:p>
      <text:p text:style-name="P8">Move item from box 0 to right hand</text:p>
      <text:p text:style-name="P8">Add item from right hand to left hand</text:p>
      <text:p text:style-name="P5"/>
      <text:list xml:id="list155930810559387" text:continue-numbering="true" text:style-name="L5">
        <text:list-item>
          <text:p text:style-name="P7">Translate instructions into German using the handout “Compiler Role”</text:p>
          <text:p text:style-name="P7"/>
        </text:list-item>
      </text:list>
      <text:p text:style-name="P8">Kiste 1 zu rechter Hand</text:p>
      <text:p text:style-name="P8">Kiste 2 zu linker Hand</text:p>
      <text:p text:style-name="P8">Addiere linke zu rechte</text:p>
      <text:p text:style-name="P8">Linke Hand zu Kiste 2</text:p>
      <text:p text:style-name="P8">Kiste 0 zu linker Hand</text:p>
      <text:p text:style-name="P8">Addiere rechte zu liner</text:p>
      <text:p text:style-name="P8">Kiste 0 zu rechte</text:p>
      <text:p text:style-name="P8">Addiere rechte zu linker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7T15:54:15.027035262</meta:creation-date>
    <dc:date>2022-08-17T15:59:30.393565820</dc:date>
    <meta:editing-duration>PT5M15S</meta:editing-duration>
    <meta:editing-cycles>1</meta:editing-cycles>
    <meta:document-statistic meta:table-count="0" meta:image-count="0" meta:object-count="0" meta:page-count="1" meta:paragraph-count="30" meta:word-count="223" meta:character-count="1070" meta:non-whitespace-character-count="887"/>
    <meta:generator>LibreOffice/6.4.7.2$Linux_X86_64 LibreOffice_project/40$Build-2</meta:generator>
  </office:meta>
</office:document-meta>
</file>